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89b89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text-properties fo:font-size="10pt" officeooo:paragraph-rsid="01166255" style:font-size-asian="10pt" style:font-size-complex="10pt"/>
    </style:style>
    <style:style style:name="P7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1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15" style:family="text">
      <style:text-properties officeooo:rsid="01867c7c"/>
    </style:style>
    <style:style style:name="T16" style:family="text">
      <style:text-properties officeooo:rsid="06fb2665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officeooo:rsid="06fc0c77"/>
    </style:style>
    <style:style style:name="T19" style:family="text">
      <style:text-properties officeooo:rsid="070a934d"/>
    </style:style>
    <style:style style:name="T20" style:family="text">
      <style:text-properties officeooo:rsid="00104cc9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1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= <text:s text:c="2"/><text:span text:style-name="T8"><text:text-input text:description="py3o://function=&quot;o._get_basic_allowance()&quot;">basic</text:text-input></text:span><text:s text:c="2"/><text:span text:style-name="T15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ခ) ခံစားခွင့်ရှိသည့် အတူနေမိဘ <text:span text:style-name="T16">( <text:s text:c="3"/></text:span><text:span text:style-name="T9"><text:text-input text:description="py3o://function=&quot;o._get_parents()&quot;">parents</text:text-input></text:span><text:span text:style-name="T16"><text:s text:c="4"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text:span text:style-name="T12"><text:s/>ရှိ။</text:span></text:p>
              </text:list-item>
            </text:list>
          </table:table-cell>
          <table:table-cell table:style-name="Table7.C5" office:value-type="string">
            <text:p text:style-name="P39"><text:s/><text:span text:style-name="T18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9">(ဂ) အိမ်ထောင်ဖက်</text:p>
          </table:table-cell>
          <table:table-cell table:style-name="Table7.D1" office:value-type="string">
            <text:p text:style-name="P39"><text:s text:c="2"/><text:span text:style-name="T1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text:span text:style-name="T12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ဃ) ခံစားခွင့်ရှိသည့် သား/သမီး <text:s/><text:span text:style-name="T16">( <text:s text:c="3"/></text:span><text:span text:style-name="T8"><text:user-field-get text:name="py3o.o.children">children</text:user-field-get></text:span><text:span text:style-name="T16"><text:s text:c="3"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ပေးသွင်း<text:span text:style-name="T7"><text:text-input text:description="py3o://function=&quot;o._get_premium_fee()&quot;">insurance_fee</text:text-input></text:span>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3">အမည် <text:s text:c="2"/><text:span text:style-name="T6"><text:user-field-get text:name="py3o.o.company_id.hr_head_id.name">hr_head</text:user-field-get></text:span></text:p>
            <text:p text:style-name="P63">တာဝန် <text:s text:c="2"/><text:span text:style-name="T6"><text:user-field-get text:name="py3o.o.company_id.hr_head_id.job_id.name">hr_head_job_name</text:user-field-get></text:span><text:span text:style-name="T6">, </text:span><text:span text:style-name="T6"><text:user-field-get text:name="py3o.o.company_id.hr_head_id.department_id.name">dept_name</text:user-field-get></text:span></text:p>
            <text:p text:style-name="P63">နိုင်ငံသားစိစစ်ရေးကတ်ပြားအမှတ် <text:s/><text:span text:style-name="T6"><text:user-field-get text:name="py3o.o.company_id.hr_head_id.nrc">hr_head_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စ) လူမှုဖူလုံရေး ရန်ပုံငွေသို့ ပေးသွင်းရန် နုတ်ယူခြင်းခံရသည့် ငွေ <text:span text:style-name="T7"><text:text-input text:description="py3o://function=&quot;o._get_premium_fee()&quot;">insurance_fee</text:text-input></text:span><text:span text:style-name="T7"><text:s/></text:span>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3">(ရက် <text:s text:c="2"/>/ <text:s text:c="2"/>လ <text:s text:c="2"/>/ <text:s text:c="2"/>နှစ် <text:s text:c="2"/>) <text:s/><text:span text:style-name="T1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><text:span text:style-name="T1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2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3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1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52:41.479000000</dc:date>
    <meta:editing-duration>P1DT8H22M37S</meta:editing-duration>
    <meta:editing-cycles>838</meta:editing-cycles>
    <meta:document-statistic meta:table-count="9" meta:image-count="0" meta:object-count="0" meta:page-count="3" meta:paragraph-count="128" meta:word-count="404" meta:character-count="2500" meta:non-whitespace-character-count="2211"/>
  </office:meta>
</office:document-meta>
</file>